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3a28" officeooo:paragraph-rsid="000f3a2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f3a28" officeooo:paragraph-rsid="000f3a2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f85e1" officeooo:paragraph-rsid="000f3a2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f85e1"/>
    </style:style>
    <style:style style:name="P5" style:family="paragraph" style:parent-style-name="Standard">
      <style:paragraph-properties fo:text-align="start" style:justify-single-word="false"/>
      <style:text-properties officeooo:paragraph-rsid="00125d0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f85e1" officeooo:paragraph-rsid="000f85e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f3a28" officeooo:paragraph-rsid="000f3a28" style:font-size-asian="11.3500003814697pt" style:font-weight-asian="normal" style:font-size-complex="13pt" style:font-weight-complex="normal"/>
    </style:style>
    <style:style style:name="T1" style:family="text">
      <style:text-properties officeooo:rsid="00125d0d"/>
    </style:style>
    <style:style style:name="T2" style:family="text">
      <style:text-properties fo:font-size="13pt" fo:font-weight="normal" officeooo:rsid="00125d0d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f85e1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17605" style:font-size-asian="11.3500003814697pt" style:font-weight-asian="normal" style:font-size-complex="13pt" style:font-weight-complex="normal"/>
    </style:style>
    <style:style style:name="T5" style:family="text">
      <style:text-properties officeooo:rsid="00117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tination API</text:p>
      <text:p text:style-name="P2"/>
      <text:p text:style-name="P2"/>
      <text:p text:style-name="P2"/>
      <text:p text:style-name="P2">1. Récupérer les datas pour :</text:p>
      <text:p text:style-name="P2"><text:tab/>- Les Activités</text:p>
      <text:p text:style-name="P2"><text:tab/>- Les Hôtels</text:p>
      <text:p text:style-name="P2"><text:tab/>- Les Restaurants</text:p>
      <text:p text:style-name="P2"><text:tab/>- <text:span text:style-name="T1">La map</text:span></text:p>
      <text:p text:style-name="P2"/>
      <text:p text:style-name="P3"/>
      <text:p text:style-name="P4"><text:span text:style-name="T2">Site pour s’inspirer dans les descriptions</text:span><text:span text:style-name="T3">: </text:span><text:a xlink:type="simple" xlink:href="https://generationvoyage.fr/endroits-visiter-allemagne/" text:style-name="Internet_20_link" text:visited-style-name="Visited_20_Internet_20_Link"><text:span text:style-name="T3">https://generationvoyage.fr/</text:span></text:a></text:p>
      <text:p text:style-name="P6"/>
      <text:p text:style-name="P5"><text:span text:style-name="T2">Dès qu’un utilisateur voudra avoir accès à une destination, notre API va aller </text:span><text:span text:style-name="T4">cherche</text:span><text:span text:style-name="T2">r</text:span><text:span text:style-name="T4"> les infos </text:span><text:span text:style-name="T2">dans</text:span><text:span text:style-name="T4"> notre </text:span><text:span text:style-name="T2">DB</text:span><text:span text:style-name="T4"> (</text:span><text:span text:style-name="T2">P</text:span><text:span text:style-name="T4">ostgres) si l’info n’est pas trouver, </text:span><text:span text:style-name="T2">alors elle va récupérer</text:span><text:span text:style-name="T4"> l’info dans </text:span><text:span text:style-name="T2">la DB de</text:span><text:span text:style-name="T4"> l’API externe, puis l’enregistrer dans </text:span><text:span text:style-name="T2">notre</text:span><text:span text:style-name="T4"> DB </text:span><text:span text:style-name="T2">avant de renvoyer l’information à l’utilisateur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03:40.092978446</meta:creation-date>
    <dc:date>2022-03-26T16:12:50.732296137</dc:date>
    <meta:editing-duration>PT1H24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4" meta:character-count="465" meta:non-whitespace-character-count="395"/>
  </office:meta>
</office:document-meta>
</file>